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61fd97" officeooo:paragraph-rsid="0461fd97" style:font-weight-asian="normal" style:font-weight-complex="normal"/>
    </style:style>
    <style:style style:name="P4" style:family="paragraph" style:parent-style-name="Text_20_body">
      <style:text-properties officeooo:rsid="04645d1a" officeooo:paragraph-rsid="0460ee52"/>
    </style:style>
    <style:style style:name="P5" style:family="paragraph" style:parent-style-name="Text_20_body">
      <style:text-properties officeooo:rsid="04640b41" officeooo:paragraph-rsid="04640b41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0ee52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c7108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60ee52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0ee52" style:font-weight-asian="bold" style:font-weight-complex="bold"/>
    </style:style>
    <style:style style:name="P10" style:family="paragraph" style:parent-style-name="Heading_20_1">
      <style:text-properties officeooo:rsid="046258e7" officeooo:paragraph-rsid="0460ee52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640b41" officeooo:paragraph-rsid="046696c1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6912bb" officeooo:paragraph-rsid="0482816b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46696c1" officeooo:paragraph-rsid="046696c1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6696c1" officeooo:paragraph-rsid="047bbce6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47bbce6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7e6dc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97b33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4697b33" officeooo:paragraph-rsid="04697b33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fo:font-weight="normal" officeooo:rsid="04723082" officeooo:paragraph-rsid="04723082" style:font-weight-asian="normal" style:font-weight-complex="normal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fo:font-weight="normal" officeooo:rsid="046c7108" officeooo:paragraph-rsid="046c7108" style:font-weight-asian="normal" style:font-weight-complex="normal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fo:font-weight="normal" officeooo:rsid="046e8578" officeooo:paragraph-rsid="046e8578" style:font-weight-asian="normal" style:font-weight-complex="normal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fo:font-weight="normal" officeooo:rsid="046eef3d" officeooo:paragraph-rsid="046eef3d" style:font-weight-asian="normal" style:font-weight-complex="normal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fo:font-weight="normal" officeooo:rsid="0470e576" officeooo:paragraph-rsid="0470e576" style:font-weight-asian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482816b" officeooo:paragraph-rsid="0482816b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officeooo:rsid="0461fd97"/>
    </style:style>
    <style:style style:name="T4" style:family="text">
      <style:text-properties officeooo:rsid="046251eb"/>
    </style:style>
    <style:style style:name="T5" style:family="text">
      <style:text-properties officeooo:rsid="046696c1"/>
    </style:style>
    <style:style style:name="T6" style:family="text">
      <style:text-properties officeooo:rsid="04697b33"/>
    </style:style>
    <style:style style:name="T7" style:family="text">
      <style:text-properties officeooo:rsid="046c7108"/>
    </style:style>
    <style:style style:name="T8" style:family="text">
      <style:text-properties officeooo:rsid="046f009e"/>
    </style:style>
    <style:style style:name="T9" style:family="text">
      <style:text-properties officeooo:rsid="0471b0ed"/>
    </style:style>
    <style:style style:name="T10" style:family="text">
      <style:text-properties officeooo:rsid="0472c579"/>
    </style:style>
    <style:style style:name="T11" style:family="text">
      <style:text-properties officeooo:rsid="04747daa"/>
    </style:style>
    <style:style style:name="T12" style:family="text">
      <style:text-properties officeooo:rsid="0475d139"/>
    </style:style>
    <style:style style:name="T13" style:family="text">
      <style:text-properties officeooo:rsid="04795225"/>
    </style:style>
    <style:style style:name="T14" style:family="text">
      <style:text-properties fo:color="#000000" style:font-name="Droid Sans Mono" fo:font-size="10.5pt" fo:font-weight="normal" fo:background-color="#ffffff" loext:char-shading-value="0"/>
    </style:style>
    <style:style style:name="T15" style:family="text">
      <style:text-properties fo:color="#000000" style:font-name="Droid Sans Mono" fo:font-size="10.5pt" fo:font-weight="normal" officeooo:rsid="047a37a4" fo:background-color="#ffffff" loext:char-shading-value="0"/>
    </style:style>
    <style:style style:name="T16" style:family="text">
      <style:text-properties fo:color="#000000" style:font-name="Droid Sans Mono" fo:font-size="10.5pt" fo:font-weight="normal" officeooo:rsid="047bbce6" fo:background-color="#ffffff" loext:char-shading-value="0"/>
    </style:style>
    <style:style style:name="T17" style:family="text">
      <style:text-properties fo:color="#000000" style:font-name="Droid Sans Mono" fo:font-size="10.5pt" fo:font-weight="normal" officeooo:rsid="04855c20" fo:background-color="#ffffff" loext:char-shading-value="0"/>
    </style:style>
    <style:style style:name="T18" style:family="text">
      <style:text-properties fo:color="#000000" style:font-name="Droid Sans Mono" fo:font-size="10.5pt" style:text-underline-style="solid" style:text-underline-width="auto" style:text-underline-color="font-color" fo:font-weight="normal" fo:background-color="#ffffff" loext:char-shading-value="0"/>
    </style:style>
    <style:style style:name="T19" style:family="text">
      <style:text-properties officeooo:rsid="047bbce6"/>
    </style:style>
    <style:style style:name="T20" style:family="text">
      <style:text-properties officeooo:rsid="0481b88b"/>
    </style:style>
    <style:style style:name="T21" style:family="text">
      <style:text-properties officeooo:rsid="0482816b"/>
    </style:style>
    <style:style style:name="T22" style:family="text">
      <style:text-properties officeooo:rsid="04842ff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3">מימוש אלגוריתמי חלוקה הוגנת</text:span></text:h>
      <text:p text:style-name="P3"><text:span text:style-name="T4">ה</text:span>אלגוריתם <text:span text:style-name="T4">הפשוט ביותר ל</text:span>חלוקה הוגנת <text:span text:style-name="T4">הוא האלגוריתם הידוע לחלוקת-עוגה בין שני ילדים: אחד הילדים חותך את העוגה לשני חלקים, והשני בוחר את החלק שהוא מעדיף. </text:span></text:p>
      <text:p text:style-name="P5">בשנים האחרונות, המחקר בתחום התפתח באופן מדהים, ופותחו אלגוריתמים משוכללים המאפשרים לפתור ביעילות בעיות רבות של חלוקה הוגנת.</text:p>
      <text:p text:style-name="P5">בפרוייקט זה יש לכם הזדמנות להשתתף בקידום המחקר בתחום: לממש אלגוריתמים חדשניים לחלוקה הוגנת, להדגים אותם ולקדם את יישומם במציאות.</text:p>
      <text:p text:style-name="P4"><text:span text:style-name="T1">מה </text:span><text:span text:style-name="T2">תצטרכו</text:span><text:span text:style-name="T1"> לעשות?</text:span></text:p>
      <text:list xml:id="list3157921058" text:style-name="L1">
        <text:list-item>
          <text:p text:style-name="P11">ללמוד על אלגוריתם חדש לחלוקה הוגנת. קיימים מספר <text:span text:style-name="T5">אלגוריתמים לבחירתכם, לדוגמה:</text:span></text:p>
          <text:list>
            <text:list-item>
              <text:p text:style-name="P12">חלוקה הוגנת של חפצים בין שותפים או יורשים<text:span text:style-name="T5"> [תפוס]</text:span>;</text:p>
            </text:list-item>
            <text:list-item>
              <text:p text:style-name="P13">חלוקה הוגנת של תיקים בממשלה בין מפלגות;</text:p>
            </text:list-item>
            <text:list-item>
              <text:p text:style-name="P13">חלוקה הוגנת של תקציב בין פרוייקטים עירוניים;</text:p>
            </text:list-item>
            <text:list-item>
              <text:p text:style-name="P14">החלפה הוגנת של תורנויות <text:span text:style-name="T21">[תפוס]</text:span>;</text:p>
            </text:list-item>
            <text:list-item>
              <text:p text:style-name="P24">חלוקה הוגנת <text:span text:style-name="T22">של מקומות בקורסים בין סטודנטים;</text:span></text:p>
            </text:list-item>
            <text:list-item>
              <text:p text:style-name="P15"><text:span text:style-name="T17">שידוכים יציבים.</text:span><text:span text:style-name="T19"><text:line-break/></text:span></text:p>
            </text:list-item>
          </text:list>
        </text:list-item>
        <text:list-item>
          <text:p text:style-name="P16"><text:span text:style-name="T6">לתכנת </text:span>את האלגוריתם הנבחר – <text:span text:style-name="T6">רצוי </text:span>בשפת פייתון.<text:line-break/></text:p>
        </text:list-item>
        <text:list-item>
          <text:p text:style-name="P17">להריץ את האלגוריתם <text:span text:style-name="T6">על קלטים מלאכותיים שנייצר באקראי, וכן על קלטים אמיתיים שאספנו.<text:line-break/></text:span></text:p>
        </text:list-item>
        <text:list-item>
          <text:p text:style-name="P18">לבנות אתר אינטרנט להדגמת האלגוריתם.<text:line-break/></text:p>
        </text:list-item>
      </text:list>
      <text:p text:style-name="P8">הפרוייקט מיועד לסטודנטים ש-</text:p>
      <text:list xml:id="list2511897207" text:style-name="L2">
        <text:list-item>
          <text:p text:style-name="P19">אוהבים מחקר ופיתוח אלגוריתמים; <text:span text:style-name="T7">עדיפות לסטודנטים שהצליחו בקורס "אלגוריתמים כלכליים".</text:span></text:p>
        </text:list-item>
        <text:list-item>
          <text:p text:style-name="P20">רוצים להשפיע לטובה על החברה <text:span text:style-name="T9">וה</text:span>מדינה.</text:p>
        </text:list-item>
        <text:list-item>
          <text:p text:style-name="P21">אוהבים ללמוד שפות <text:span text:style-name="T10">וטכנולוגיות חדשות.</text:span></text:p>
        </text:list-item>
      </text:list>
      <text:p text:style-name="P7"/>
      <text:p text:style-name="P7"/>
      <text:p text:style-name="P9">מה יוצא לכם מזה?</text:p>
      <text:list xml:id="list1867261106" text:style-name="L3">
        <text:list-item>
          <text:p text:style-name="P22">פרוייקט <text:span text:style-name="T20">מחקרי</text:span>, עם אפשרות להמשיך לתואר שני.</text:p>
        </text:list-item>
        <text:list-item>
          <text:p text:style-name="P22">ניסיון בבניית אתר אינטרנט מורכב המשלב טכנולוגיות שונות – קוד צד-שרת בפייתון, קוד צד-לקוח ב-Javascript.</text:p>
        </text:list-item>
        <text:list-item>
          <text:p text:style-name="P23">השתתפות בפרוייקט קוד פתוח <text:span text:style-name="T12">ברמה גבוהה</text:span>, <text:span text:style-name="T11">שתוכלו</text:span> <text:span text:style-name="T8">להציג אחר-כך בראיון עבודה.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3T23:05:53.417439851</dc:date>
    <meta:editing-duration>P8DT9H8M46S</meta:editing-duration>
    <meta:editing-cycles>1054</meta:editing-cycles>
    <dc:creator>Erel Segal-Halevi</dc:creator>
    <meta:document-statistic meta:table-count="0" meta:image-count="0" meta:object-count="0" meta:page-count="1" meta:paragraph-count="25" meta:word-count="228" meta:character-count="1365" meta:non-whitespace-character-count="1171"/>
  </office:meta>
</office:document-meta>
</file>